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Calibri" fo:font-size="10.5pt" fo:letter-spacing="normal" fo:font-style="normal" fo:font-weight="normal"/>
    </style:style>
    <style:style style:name="P3" style:family="paragraph" style:parent-style-name="Heading_20_1">
      <style:text-properties fo:font-variant="normal" fo:text-transform="none" fo:color="#000000" style:font-name="Calibri" fo:font-size="13.5pt" fo:letter-spacing="normal" fo:font-style="normal"/>
    </style:style>
    <style:style style:name="P4"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Calibri" fo:font-size="12pt" fo:letter-spacing="normal" fo:font-style="normal"/>
    </style:style>
    <style:style style:name="P5" style:family="paragraph">
      <style:paragraph-properties fo:margin-left="0cm" fo:margin-right="0cm" fo:text-indent="0cm"/>
      <style:text-properties fo:color="#000000" style:font-name="Calibri" fo:font-size="13.5pt" style:font-name-complex="Calibri"/>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265cm" style:line-height-at-least="0.423cm" fo:text-indent="0cm"/>
      <style:text-properties fo:color="#000000" style:font-name="Calibri" fo:font-size="10.5pt" style:font-name-complex="Calibri"/>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alsts izlase: Izlases <office:annotation office:name="__Annotation__12_2771046505"><dc:creator>Nezināms autors</dc:creator><dc:date>2018-11-11T10:33:45.920000000</dc:date><text:p text:style-name="P5"><text:span text:style-name="T2">menedžeris</text:span></text:p></office:annotation><text:span text:style-name="T1">menedžers</text:span><office:annotation-end office:name="__Annotation__12_2771046505"/></text:h>
      <text:p text:style-name="P2">Valsts izlases menedžeri ievēl menedžeri no konkrētās valsts līgām un menedžeri kuriem<text:span text:style-name="T1"> </text:span><office:annotation office:name="__Annotation__14_2771046505"><dc:creator>Nezināms autors</dc:creator><dc:date>2018-11-11T10:34:06.889000000</dc:date><text:p text:style-name="P7"><text:span text:style-name="T2">komandu sastāvā</text:span></text:p></office:annotation><text:span text:style-name="T1">komandusastāvā</text:span><office:annotation-end office:name="__Annotation__14_2771046505"/> ir konkrētās valsts spēlētāji.</text:p>
      <text:h text:style-name="P4" text:outline-level="3">Kandidāti</text:h>
      <text:p text:style-name="P2">Ik pēc divām sezonām būs periods kad varēs kandidēt uz Valsts izlases menedžera amatu. Šis periods ir 2, 4, 6, utt. sezonā. Lai kandidētu uz amatu tev nepieciešams būt VIP lietotājam periodā kurā tu kandidē. Tu <office:annotation office:name="__Annotation__25_2771046505"><dc:creator>Nezināms autors</dc:creator><dc:date>2018-11-11T10:37:10.169000000</dc:date><text:p text:style-name="P7"><text:span text:style-name="T2">vari</text:span></text:p></office:annotation><text:span text:style-name="T1">varī</text:span><office:annotation-end office:name="__Annotation__25_2771046505"/> kandidēt uz Valsts izlases amatu valstī kuras līgā tu spēlē, kā arī valstī kuras izlases sastāvā tiek izvēlēts kāds no taviem spēlētājiem.</text:p>
      <text:p text:style-name="P2">Sākot ar 15. sezonas Pasaules kausu, būs iespējams kandidēt uz to valstu izlašu vadīšanu, kuru paplašinātajā kandidātu sarakstā ir jūsu spēlētāji. Pat, ja tie netiek izsaukti uz izlasi.</text:p>
      <text:h text:style-name="P4" text:outline-level="3">Balsošana</text:h>
      <text:p text:style-name="P2">Balsošana notiek pēdējās 5 sezonas dienās, katram ir viena balss un var balsot par savu izvēlēto kandidātu.</text:p>
      <text:p text:style-name="P2"><office:annotation office:name="__Annotation__16_2771046505"><dc:creator>Nezināms autors</dc:creator><dc:date>2018-11-11T10:34:49.760000000</dc:date><text:p text:style-name="P7"><text:span text:style-name="T2">Balsot</text:span></text:p></office:annotation><text:span text:style-name="T1">Blasot</text:span><office:annotation-end office:name="__Annotation__16_2771046505"/> var katrā valstī kurā tu vari būt kandidāts uz izlases menedžera amatu. Kad beidzas balsošana par izlases menedžeri kļūs tas kuram visvairāk balsu, neizšķirta gadījumā uzvarētājs tiek noteikts pēc nejaušības principa. Jaunais izlases <office:annotation office:name="__Annotation__18_2771046505"><dc:creator>Nezināms autors</dc:creator><dc:date>2018-11-11T10:35:42.897000000</dc:date><text:p text:style-name="P7"><text:span text:style-name="T2">menedžeris</text:span></text:p></office:annotation><text:span text:style-name="T1">menedžers</text:span><office:annotation-end office:name="__Annotation__18_2771046505"/> automātiski tiek iecelts amatā.</text:p>
      <text:p text:style-name="P2"><office:annotation office:name="__Annotation__29_2771046505"><dc:creator>Nezināms autors</dc:creator><dc:date>2018-11-11T10:40:01.442000000</dc:date><text:p text:style-name="P7"><text:span text:style-name="T2">Gadījumā, ja</text:span></text:p></office:annotation><text:span text:style-name="T1">Ja gadījumā</text:span><office:annotation-end office:name="__Annotation__29_2771046505"/> ir tikai viens kandidāts, tad nenotiek balsošana un viņš tiek pasludināts par jauno izlases menedžeri.</text:p>
      <text:p text:style-name="P2"><office:annotation office:name="__Annotation__30_2771046505"><dc:creator>Nezināms autors</dc:creator><dc:date>2018-11-11T10:40:39.089000000</dc:date><text:p text:style-name="P6"><text:span text:style-name="T2">Gadījumā, ja</text:span></text:p></office:annotation>J<text:span text:style-name="T1">a gadījumā</text:span><office:annotation-end office:name="__Annotation__30_2771046505"/> neviens nepiesakās uz izlases menedžera amatu, tad izlasi vadīs Botu <text:span text:style-name="T1"><office:annotation office:name="__Annotation__20_2771046505"><dc:creator>Nezināms autors</dc:creator><dc:date>2018-11-11T10:36:08.217000000</dc:date><text:p text:style-name="P7"><text:span text:style-name="T2">menedžeris</text:span></text:p></office:annotation></text:span><text:span text:style-name="T1">menedžers</text:span><office:annotation-end office:name="__Annotation__20_2771046505"/>.</text:p>
      <text:h text:style-name="P4" text:outline-level="3">Botu komanda</text:h>
      <text:p text:style-name="P2">Valsts izlases bez menedžeriem ir Botu komandas. Šādā gadījumā par izlases menedžeri var kļūt tikai kandidējot uz šo amatu augstāk minētajā kārtībā. Spēles administrācija neiecels par izlases menedžeri bez balsojuma, tāpēc nav jēga sazināties ar <text:span text:style-name="T1"><office:annotation office:name="__Annotation__23_2771046505"><dc:creator>Nezināms autors</dc:creator><dc:date>2018-11-11T10:36:36.377000000</dc:date><text:p text:style-name="P7"><text:span text:style-name="T2">administrāciju</text:span></text:p></office:annotation></text:span><text:span text:style-name="T1">amninistrāciju</text:span><office:annotation-end office:name="__Annotation__23_2771046505"/> ar šādu lūgumu. Vienīgais veids kā kļūt par izlases menedžeri ir tikt ievēlēta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0:32:46.491000000</meta:creation-date>
    <dc:date>2018-11-11T10:42:46.732000000</dc:date>
    <meta:editing-duration>PT10M</meta:editing-duration>
    <meta:editing-cycles>1</meta:editing-cycles>
    <meta:document-statistic meta:table-count="0" meta:image-count="0" meta:object-count="0" meta:page-count="1" meta:paragraph-count="12" meta:word-count="247" meta:character-count="1668" meta:non-whitespace-character-count="1433"/>
    <meta:generator>LibreOffice/6.0.2.1$Windows_X86_64 LibreOffice_project/f7f06a8f319e4b62f9bc5095aa112a65d2f3ac89</meta:generator>
  </office:meta>
</office:document-meta>
</file>